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2cm" fo:min-width="2.866cm"/>
    </style:style>
    <style:style style:name="gr2" style:family="graphic" style:parent-style-name="objectwithoutfill">
      <style:graphic-properties draw:stroke="dash" draw:stroke-dash="Fine_20_Dashed" svg:stroke-color="#000000" draw:marker-end="Triangle_20_unfilled" draw:marker-end-width="0.3cm" draw:fill="solid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34cm" fo:min-width="2.866cm"/>
    </style:style>
    <style:style style:name="gr4" style:family="graphic" style:parent-style-name="objectwithoutfill">
      <style:graphic-properties svg:stroke-color="#000000" draw:marker-start="Circle" draw:fill="solid" draw:textarea-vertical-align="middle"/>
    </style:style>
    <style:style style:name="gr5" style:family="graphic" style:parent-style-name="objectwithoutfill">
      <style:graphic-properties svg:stroke-color="#000000" draw:marker-end="Circle" draw:fill="solid" draw:textarea-vertical-align="middle"/>
    </style:style>
    <style:style style:name="gr6" style:family="graphic" style:parent-style-name="objectwithoutfill">
      <style:graphic-properties svg:stroke-color="#000000" draw:marker-end="Circle" draw:marker-end-width="0.2cm" draw:fill="solid" draw:textarea-vertical-align="middle"/>
    </style:style>
    <style:style style:name="gr7" style:family="graphic" style:parent-style-name="standard">
      <style:graphic-properties draw:stroke="none" draw:fill="none" fo:min-height="0.277cm"/>
    </style:style>
    <style:style style:name="gr8" style:family="graphic" style:parent-style-name="standard">
      <style:graphic-properties draw:stroke="none" draw:fill="none" fo:min-height="1.101cm"/>
    </style:style>
    <style:style style:name="gr9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532cm" fo:min-width="2.866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.967cm" fo:min-width="7.42cm"/>
    </style:style>
    <style:style style:name="gr12" style:family="graphic" style:parent-style-name="standard">
      <style:graphic-properties draw:stroke="none" draw:fill="none" fo:min-height="0.39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967cm" fo:min-width="8.323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1.262cm" fo:min-width="2.371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2a6099" fo:font-size="10pt" style:font-size-asian="18pt" style:font-size-complex="18pt"/>
    </style:style>
    <style:style style:name="P8" style:family="paragraph">
      <loext:graphic-properties draw:fill="none"/>
      <style:text-properties fo:color="#2a6099" fo:font-size="10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style:font-name="Liberation Mono" fo:font-size="7pt"/>
    </style:style>
    <style:style style:name="T3" style:family="text">
      <style:text-properties style:font-name="Liberation Mono" fo:font-size="7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2a6099" fo:font-size="10pt" style:font-size-asian="18pt" style:font-size-complex="18pt"/>
    </style:style>
    <style:style style:name="T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366cm" svg:height="1.782cm" svg:x="6.433cm" svg:y="4.47cm">
          <text:p text:style-name="P1"><text:span text:style-name="T1">Filesystem</text:span></text:p>
          <text:p text:style-name="P1"><text:span text:style-name="T1"/></text:p>
          <text:p text:style-name="P1"><text:span text:style-name="T2">filesystem.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366cm" svg:height="1.782cm" svg:x="5.053cm" svg:y="7.946cm">
          <text:p text:style-name="P1"><text:span text:style-name="T1">FilesystemLfs</text:span></text:p>
          <text:p text:style-name="P1"><text:span text:style-name="T1"/></text:p>
          <text:p text:style-name="P1"><text:span text:style-name="T3">filesystemlfs.h/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66cm" svg:height="1.782cm" svg:x="12.484cm" svg:y="4.47cm">
          <text:p text:style-name="P1"><text:span text:style-name="T1">BlockDevice</text:span></text:p>
          <text:p text:style-name="P3"><text:span text:style-name="T4"/></text:p>
          <text:p text:style-name="P1"><text:span text:style-name="T3">blockdevice.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66cm" svg:height="1.782cm" svg:x="11.001cm" svg:y="7.935cm">
          <text:p text:style-name="P1"><text:span text:style-name="T1">FlashBlockDevice</text:span></text:p>
          <text:p text:style-name="P1"><text:span text:style-name="T1"/></text:p>
          <text:p text:style-name="P1"><text:span text:style-name="T3">flashblockdevice.h/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66cm" svg:height="1.782cm" svg:x="14.659cm" svg:y="7.935cm">
          <text:p text:style-name="P1"><text:span text:style-name="T1">FileBlockDevice</text:span></text:p>
          <text:p text:style-name="P1"><text:span text:style-name="T1"/></text:p>
          <text:p text:style-name="P1"><text:span text:style-name="T3">fileblockdevice.h/.c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2.684cm" svg:y1="7.935cm" svg:x2="14.167cm" svg:y2="6.252cm" draw:start-shape="id1" draw:start-glue-point="0" draw:end-shape="id2" draw:end-glue-point="2" svg:d="M12684 7935l1483-1683" svg:viewBox="0 0 1484 1684">
          <text:p/>
        </draw:connector>
        <draw:connector draw:style-name="gr2" draw:text-style-name="P4" draw:layer="layout" draw:type="line" svg:x1="16.342cm" svg:y1="7.935cm" svg:x2="14.167cm" svg:y2="6.252cm" draw:start-shape="id3" draw:start-glue-point="0" draw:end-shape="id2" draw:end-glue-point="2" svg:d="M16342 7935l-2175-1683" svg:viewBox="0 0 2176 1684">
          <text:p/>
        </draw:connector>
        <draw:custom-shape draw:style-name="gr3" draw:text-style-name="P2" xml:id="id5" draw:id="id5" draw:layer="layout" svg:width="3.366cm" svg:height="1.584cm" svg:x="10.009cm" svg:y="1.495cm">
          <text:p text:style-name="P1"><text:span text:style-name="T1">FilesystemMount</text:span></text:p>
          <text:p text:style-name="P1"><text:span text:style-name="T1"/></text:p>
          <text:p text:style-name="P1"><text:span text:style-name="T3">Filesystemmount.h/.c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116cm" svg:y1="4.47cm" svg:x2="11.692cm" svg:y2="3.079cm" draw:start-shape="id4" draw:start-glue-point="0" draw:end-shape="id5" draw:end-glue-point="2" svg:d="M8116 4470l3576-1391" svg:viewBox="0 0 3577 1392">
          <text:p/>
        </draw:connector>
        <draw:connector draw:style-name="gr5" draw:text-style-name="P4" draw:layer="layout" draw:type="line" svg:x1="11.692cm" svg:y1="3.079cm" svg:x2="14.167cm" svg:y2="4.47cm" draw:start-shape="id5" draw:start-glue-point="2" draw:end-shape="id2" draw:end-glue-point="0" svg:d="M11692 3079l2475 1391" svg:viewBox="0 0 2476 1392">
          <text:p/>
        </draw:connector>
        <draw:custom-shape draw:style-name="gr3" draw:text-style-name="P2" xml:id="id6" draw:id="id6" draw:layer="layout" svg:width="3.366cm" svg:height="1.584cm" svg:x="4.366cm" svg:y="1.496cm">
          <text:p text:style-name="P1"><text:span text:style-name="T1">FileContext</text:span></text:p>
          <text:p text:style-name="P1"><text:span text:style-name="T1"/></text:p>
          <text:p text:style-name="P1"><text:span text:style-name="T3">filecontext.h/.c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732cm" svg:y1="2.288cm" svg:x2="10.009cm" svg:y2="2.287cm" draw:start-shape="id6" draw:start-glue-point="1" draw:end-shape="id5" draw:end-glue-point="3" svg:d="M7732 2288l2277-1" svg:viewBox="0 0 2278 2">
          <text:p/>
        </draw:connector>
        <draw:frame draw:style-name="gr7" draw:text-style-name="P5" draw:layer="layout" svg:width="0.594cm" svg:height="0.527cm" svg:x="13.368cm" svg:y="3.781cm">
          <draw:text-box>
            <text:p><text:span text:style-name="T3">1</text:span></text:p>
          </draw:text-box>
        </draw:frame>
        <draw:frame draw:style-name="gr7" draw:text-style-name="P5" draw:layer="layout" svg:width="0.594cm" svg:height="0.527cm" svg:x="8.468cm" svg:y="3.783cm">
          <draw:text-box>
            <text:p><text:span text:style-name="T3">1</text:span></text:p>
          </draw:text-box>
        </draw:frame>
        <draw:frame draw:style-name="gr8" draw:text-style-name="P5" draw:layer="layout" svg:width="1.287cm" svg:height="1.351cm" svg:x="9.026cm" svg:y="1.828cm">
          <draw:text-box>
            <text:p><text:span text:style-name="T3">0..N</text:span></text:p>
          </draw:text-box>
        </draw:frame>
        <draw:connector draw:style-name="gr2" draw:text-style-name="P4" draw:layer="layout" draw:type="line" svg:x1="6.736cm" svg:y1="7.946cm" svg:x2="8.116cm" svg:y2="6.252cm" draw:start-shape="id7" draw:start-glue-point="0" draw:end-shape="id4" draw:end-glue-point="2" svg:d="M6736 7946l1380-1694" svg:viewBox="0 0 1381 1695">
          <text:p/>
        </draw:connector>
        <draw:custom-shape draw:style-name="gr9" draw:text-style-name="P2" draw:layer="layout" svg:width="3.366cm" svg:height="1.782cm" svg:x="1.453cm" svg:y="7.946cm">
          <text:p text:style-name="P1"><text:span text:style-name="T1">Other filesytem </text:span></text:p>
          <text:p text:style-name="P1"><text:span text:style-name="T1">typ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366cm" svg:height="1.782cm" svg:x="5.053cm" svg:y="10.246cm">
          <text:p text:style-name="P1"><text:span text:style-name="T1">LFS</text:span></text:p>
          <text:p text:style-name="P1"><text:span text:style-name="T1">Implementation</text:span></text:p>
          <text:p text:style-name="P1"><text:span text:style-name="T1"/></text:p>
          <text:p text:style-name="P1"><text:span text:style-name="T3">lfs.h/.c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6.736cm" svg:y1="10.246cm" svg:x2="6.736cm" svg:y2="9.728cm" draw:start-shape="id8" draw:start-glue-point="0" draw:end-shape="id7" draw:end-glue-point="2" svg:d="M6736 10246v-518" svg:viewBox="0 0 1 519">
          <text:p/>
        </draw:connector>
        <draw:custom-shape draw:style-name="gr11" draw:text-style-name="P6" draw:layer="layout" svg:width="7.92cm" svg:height="8.217cm" svg:x="10.601cm" svg:y="4.17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296cm" svg:height="0.646cm" svg:x="10.671cm" svg:y="11.703cm">
          <draw:text-box>
            <text:p text:style-name="P7"><text:span text:style-name="T5">Block devices</text:span></text:p>
          </draw:text-box>
        </draw:frame>
        <draw:custom-shape draw:style-name="gr13" draw:text-style-name="P6" draw:layer="layout" svg:width="8.823cm" svg:height="8.217cm" svg:x="1.198cm" svg:y="4.17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296cm" svg:height="0.646cm" svg:x="1.371cm" svg:y="11.603cm">
          <draw:text-box>
            <text:p text:style-name="P7"><text:span text:style-name="T5">Filesystems</text:span></text:p>
          </draw:text-box>
        </draw:frame>
        <draw:custom-shape draw:style-name="gr14" draw:text-style-name="P10" draw:layer="layout" svg:width="2.871cm" svg:height="1.881cm" svg:x="1.198cm" svg:y="1.496cm">
          <text:p text:style-name="P9"><text:span text:style-name="T6">FileContext is the entry </text:span></text:p>
          <text:p text:style-name="P9"><text:span text:style-name="T6">point <text:s/>for all compatibility-</text:span></text:p>
          <text:p text:style-name="P9"><text:span text:style-name="T6">layer <text:s/>functions, like </text:span></text:p>
          <text:p text:style-name="P9"><text:span text:style-name="T6">my_open, my_fwrite, et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0" draw:layer="layout" svg:width="2.871cm" svg:height="1.881cm" svg:x="13.67cm" svg:y="1.496cm">
          <text:p text:style-name="P9"><text:span text:style-name="T6">FilesystemMount is </text:span><text:span text:style-name="T6">a tuple </text:span></text:p>
          <text:p text:style-name="P9"><text:span text:style-name="T6">of drive number, </text:span><text:span text:style-name="T6">filesystem, </text:span></text:p>
          <text:p text:style-name="P9"><text:span text:style-name="T6">and block device </text:span><text:span text:style-name="T6">dri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2" draw:layer="layout" svg:width="3.366cm" svg:height="1.782cm" svg:x="14.662cm" svg:y="10.009cm">
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/text:p>
          <text:p text:style-name="P1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</text:span><text:span text:style-name="T1">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5T16:24:21.875648189</meta:creation-date>
    <dc:date>2021-05-05T16:49:49.031544439</dc:date>
    <meta:editing-duration>PT25M23S</meta:editing-duration>
    <meta:editing-cycles>8</meta:editing-cycles>
    <meta:generator>LibreOffice/6.2.8.2$Linux_X86_64 LibreOffice_project/20$Build-2</meta:generator>
    <meta:document-statistic meta:object-count="26"/>
  </office:meta>
</office:document-meta>
</file>